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Heading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paragraph-properties fo:text-align="center" style:justify-single-word="false"/>
      <style:text-properties fo:language="fr" fo:country="FR"/>
    </style:style>
    <style:style style:name="P6" style:family="paragraph" style:parent-style-name="Text_20_body">
      <style:paragraph-properties fo:text-align="start" style:justify-single-word="false"/>
      <style:text-properties fo:language="fr" fo:country="FR"/>
    </style:style>
    <style:style style:name="P7" style:family="paragraph" style:parent-style-name="Heading_20_1">
      <style:paragraph-properties fo:text-align="center" style:justify-single-word="false"/>
      <style:text-properties fo:language="fr" fo:country="FR"/>
    </style:style>
    <style:style style:name="P8" style:family="paragraph" style:parent-style-name="Heading_20_1">
      <style:paragraph-properties fo:text-align="center" style:justify-single-word="false"/>
      <style:text-properties fo:font-size="20pt" fo:language="fr" fo:country="FR" style:font-size-asian="20pt" style:font-size-complex="20pt"/>
    </style:style>
    <style:style style:name="P9" style:family="paragraph" style:parent-style-name="Standard">
      <style:text-properties fo:language="fr" fo:country="FR"/>
    </style:style>
    <style:style style:name="P10" style:family="paragraph" style:parent-style-name="Text_20_body">
      <style:text-properties fo:language="fr" fo:country="FR"/>
    </style:style>
    <style:style style:name="P11" style:family="paragraph" style:parent-style-name="Text_20_body" style:list-style-name="L1">
      <style:text-properties fo:language="fr" fo:country="FR"/>
    </style:style>
    <style:style style:name="P12" style:family="paragraph" style:parent-style-name="Text_20_body" style:list-style-name="L2">
      <style:text-properties fo:language="fr" fo:country="F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nformatique embarqué</text:h>
      <text:h text:style-name="P7" text:outline-level="1">TP n°2 - MION Giovanni</text:h>
      <text:p text:style-name="P5"/>
      <text:p text:style-name="P6">Temps estimé: 10 heures</text:p>
      <text:p text:style-name="P6">Temps effectif: 11 heures</text:p>
      <text:p text:style-name="P2">I)Compilation du code</text:p>
      <text:p text:style-name="P4"/>
      <text:p text:style-name="P3">Compilation avec liaison des dynamique librairies:</text:p>
      <text:p text:style-name="P3"><text:tab/><text:span text:style-name="T1">make</text:span></text:p>
      <text:p text:style-name="P3"/>
      <text:p text:style-name="P3">avant exécution faire:</text:p>
      <text:p text:style-name="P3"><text:tab/><text:span text:style-name="T1">export LD_LIBRARY_PATH=$LD_LIBRARY_PATH:.</text:span></text:p>
      <text:p text:style-name="P3"/>
      <text:p text:style-name="P3">Compilation avec liaison statique des librairies:</text:p>
      <text:p text:style-name="P3"><text:tab/><text:span text:style-name="T1">make static</text:span></text:p>
      <text:p text:style-name="P3"/>
      <text:p text:style-name="P3">Suppression des fichiers temporaires:</text:p>
      <text:p text:style-name="P3"><text:tab/><text:span text:style-name="T1">make clean</text:span></text:p>
      <text:p text:style-name="P3"/>
      <text:p text:style-name="P3">Suppression de l’ensemble des fichiers générés par make:</text:p>
      <text:p text:style-name="P3"><text:tab/><text:span text:style-name="T1">make mrproper</text:span></text:p>
      <text:p text:style-name="P4"/>
      <text:p text:style-name="P4">NB: le makefile ne fonctionne qu'avec le compilateur GCC.</text:p>
      <text:p text:style-name="P2">II)Choix de l'implémentation</text:p>
      <text:p text:style-name="P4"/>
      <text:p text:style-name="P4"><text:tab/>a) Les listes</text:p>
      <text:p text:style-name="P4">Les listes sont implémentées comme spécifié sur l'énoncé du TP. Pour crée un éléments et l'ajouter dans une liste il faut ajouter à la structure de cet élément un membre de type liste_head.</text:p>
      <text:p text:style-name="P4">Une liste est un élément de type liste_head initialisé avec INIT_LIST_HEAD prenant en paramètre sont adresse.</text:p>
      <text:p text:style-name="P4">Pour ajouter un élément à la liste, il suffit d'utiliser la méthode list_add avec comme argument un pointeur sur le membre liste_head de cet éléments et un pointeur sur la tête de la liste. </text:p>
      <text:p text:style-name="P4">De même, pour supprimer un élément d'une liste on peut utilisé la méthode list_del en lui passant un pointeur sur le membre list_head de l'élément.</text:p>
      <text:p text:style-name="P4">Pour parcourir les élément d'une liste, un macro permet de définir une boucle de la forme list_for_each_entry(cur, head, member) ou cur est un pointeur sur les éléments de la liste, head est un pointeur sur la tête de la liste et membre est le nom du membre list_head dans la structure de l'élément.</text:p>
      <text:p text:style-name="P4"><text:soft-page-break/></text:p>
      <text:p text:style-name="P4"><text:tab/>b) Les tables de hachage</text:p>
      <text:p text:style-name="P4">Les tables de hachage sont implémentées comme un tableau de liste. Il s'agit d'un tableau de 50 listes indépendantes. Les éléments à inséré dans une table de hachage doivent comporter un membre hash_table_entry où il est nécessaire de fournir un ID entier.</text:p>
      <text:p text:style-name="P4">Une fois ce membre instancié et affecté d'un ID il peut être inséré dans une table de hachage définit par la structure hash_table avec la fonction hash_table_add en lui passant l'adresse du membre hash_table_entry de la structure ainsi que l'adresse de la table table où il doit être enregisté.</text:p>
      <text:p text:style-name="P4">Un ajout invoque la fonction de hachage hash_entry qui à partir de l'ID déterminera l'indice de la liste ou l'élément sera ajouté.</text:p>
      <text:p text:style-name="P4">On peut accéder a un élément de la table en utilisant <text:s/>la macro hash_table_get_by_id prenant en paramètre :</text:p>
      <text:list xml:id="list80679688976426464" text:style-name="L2">
        <text:list-item>
          <text:list>
            <text:list-item>
              <text:p text:style-name="P12">un pointeur qui référencera la structure si elle est trouvée ou vaudra NULL sinon</text:p>
            </text:list-item>
            <text:list-item>
              <text:p text:style-name="P12">un pointeur vers la table de hachage</text:p>
            </text:list-item>
            <text:list-item>
              <text:p text:style-name="P12">un entier représentant l'ID de l'élément désiré</text:p>
            </text:list-item>
            <text:list-item>
              <text:p text:style-name="P12">le nom du membre du type hash_table_entry dans la structure de l'élément</text:p>
            </text:list-item>
          </text:list>
        </text:list-item>
      </text:list>
      <text:p text:style-name="P4">La suppression d'un élément de la table se fait pas l'appel à hash_table_del sur un pointeur du membre de type hash_table_entry de l'élément à supprimer.</text:p>
      <text:p text:style-name="P4">Il est a noter que les fonctions de hachage a partir d'un hash_table_entry ou d'un entier représentant un ID sont disponible (voir libhashtable.h). <text:s/></text:p>
      <text:p text:style-name="P2">III)Problèmes rencontrés</text:p>
      <text:p text:style-name="P4"/>
      <text:p text:style-name="P4">Voici une liste des problèmes rencontrés:</text:p>
      <text:list xml:id="list354991654785708521" text:style-name="L1">
        <text:list-item>
          <text:list>
            <text:list-item>
              <text:p text:style-name="P11">Définition et utilisation des Macros.</text:p>
            </text:list-item>
            <text:list-item>
              <text:p text:style-name="P11">Interdépendance des librairies pour les headers</text:p>
              <text:p text:style-name="P11"/>
            </text:list-item>
          </text:list>
        </text:list-item>
      </text:list>
      <text:p text:style-name="P2">IV)Commentaire d'un autre étudiant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P2 – MION Giovanni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M27S</meta:editing-duration>
    <meta:editing-cycles>30</meta:editing-cycles>
    <meta:generator>OpenOffice.org/3.4.1$Win32 OpenOffice.org_project/341m1$Build-9593</meta:generator>
    <dc:date>2013-10-22T19:56:49.03</dc:date>
    <meta:document-statistic meta:table-count="0" meta:image-count="0" meta:object-count="0" meta:page-count="2" meta:paragraph-count="40" meta:word-count="488" meta:character-count="3006"/>
    <meta:user-defined meta:name="Info 1"/>
    <meta:user-defined meta:name="Info 2"/>
    <meta:user-defined meta:name="Info 3"/>
    <meta:user-defined meta:name="Info 4"/>
  </office:meta>
</office:document-meta>
</file>